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cm"/>
    </style:style>
    <style:style style:name="co2" style:family="table-column">
      <style:table-column-properties fo:break-before="auto" style:column-width="0.963cm"/>
    </style:style>
    <style:style style:name="co3" style:family="table-column">
      <style:table-column-properties fo:break-before="auto" style:column-width="1.453cm"/>
    </style:style>
    <style:style style:name="co4" style:family="table-column">
      <style:table-column-properties fo:break-before="auto" style:column-width="1.434cm"/>
    </style:style>
    <style:style style:name="co5" style:family="table-column">
      <style:table-column-properties fo:break-before="auto" style:column-width="1.002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otal_bill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moke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16.99" calcext:value-type="float">
            <text:p>16,99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4" calcext:value-type="float">
            <text:p>10,34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.01" calcext:value-type="float">
            <text:p>21,0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.68" calcext:value-type="float">
            <text:p>23,68</text:p>
          </table:table-cell>
          <table:table-cell office:value-type="float" office:value="3.31" calcext:value-type="float">
            <text:p>3,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59" calcext:value-type="float">
            <text:p>24,59</text:p>
          </table:table-cell>
          <table:table-cell office:value-type="float" office:value="3.61" calcext:value-type="float">
            <text:p>3,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.29" calcext:value-type="float">
            <text:p>25,29</text:p>
          </table:table-cell>
          <table:table-cell office:value-type="float" office:value="4.71" calcext:value-type="float">
            <text:p>4,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77" calcext:value-type="float">
            <text:p>8,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.88" calcext:value-type="float">
            <text:p>26,88</text:p>
          </table:table-cell>
          <table:table-cell office:value-type="float" office:value="3.12" calcext:value-type="float">
            <text:p>3,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.04" calcext:value-type="float">
            <text:p>15,04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78" calcext:value-type="float">
            <text:p>14,78</text:p>
          </table:table-cell>
          <table:table-cell office:value-type="float" office:value="3.23" calcext:value-type="float">
            <text:p>3,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27" calcext:value-type="float">
            <text:p>10,27</text:p>
          </table:table-cell>
          <table:table-cell office:value-type="float" office:value="1.71" calcext:value-type="float">
            <text:p>1,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.26" calcext:value-type="float">
            <text:p>35,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.42" calcext:value-type="float">
            <text:p>15,42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43" calcext:value-type="float">
            <text:p>18,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83" calcext:value-type="float">
            <text:p>14,83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58" calcext:value-type="float">
            <text:p>21,58</text:p>
          </table:table-cell>
          <table:table-cell office:value-type="float" office:value="3.92" calcext:value-type="float">
            <text:p>3,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3" calcext:value-type="float">
            <text:p>10,33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29" calcext:value-type="float">
            <text:p>16,29</text:p>
          </table:table-cell>
          <table:table-cell office:value-type="float" office:value="3.71" calcext:value-type="float">
            <text:p>3,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97" calcext:value-type="float">
            <text:p>16,97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.65" calcext:value-type="float">
            <text:p>20,65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.92" calcext:value-type="float">
            <text:p>17,92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29" calcext:value-type="float">
            <text:p>20,29</text:p>
          </table:table-cell>
          <table:table-cell office:value-type="float" office:value="2.75" calcext:value-type="float">
            <text:p>2,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77" calcext:value-type="float">
            <text:p>15,77</text:p>
          </table:table-cell>
          <table:table-cell office:value-type="float" office:value="2.23" calcext:value-type="float">
            <text:p>2,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.42" calcext:value-type="float">
            <text:p>39,42</text:p>
          </table:table-cell>
          <table:table-cell office:value-type="float" office:value="7.58" calcext:value-type="float">
            <text:p>7,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.82" calcext:value-type="float">
            <text:p>19,82</text:p>
          </table:table-cell>
          <table:table-cell office:value-type="float" office:value="3.18" calcext:value-type="float">
            <text:p>3,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81" calcext:value-type="float">
            <text:p>17,81</text:p>
          </table:table-cell>
          <table:table-cell office:value-type="float" office:value="2.34" calcext:value-type="float">
            <text:p>2,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.37" calcext:value-type="float">
            <text:p>13,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69" calcext:value-type="float">
            <text:p>12,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65" calcext:value-type="float">
            <text:p>19,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55" calcext:value-type="float">
            <text:p>9,55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35" calcext:value-type="float">
            <text:p>18,35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.06" calcext:value-type="float">
            <text:p>15,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69" calcext:value-type="float">
            <text:p>20,69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.78" calcext:value-type="float">
            <text:p>17,78</text:p>
          </table:table-cell>
          <table:table-cell office:value-type="float" office:value="3.27" calcext:value-type="float">
            <text:p>3,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06" calcext:value-type="float">
            <text:p>24,06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31" calcext:value-type="float">
            <text:p>16,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93" calcext:value-type="float">
            <text:p>16,93</text:p>
          </table:table-cell>
          <table:table-cell office:value-type="float" office:value="3.07" calcext:value-type="float">
            <text:p>3,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.69" calcext:value-type="float">
            <text:p>18,69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.27" calcext:value-type="float">
            <text:p>31,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04" calcext:value-type="float">
            <text:p>16,04</text:p>
          </table:table-cell>
          <table:table-cell office:value-type="float" office:value="2.24" calcext:value-type="float">
            <text:p>2,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.46" calcext:value-type="float">
            <text:p>17,46</text:p>
          </table:table-cell>
          <table:table-cell office:value-type="float" office:value="2.54" calcext:value-type="float">
            <text:p>2,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94" calcext:value-type="float">
            <text:p>13,94</text:p>
          </table:table-cell>
          <table:table-cell office:value-type="float" office:value="3.06" calcext:value-type="float">
            <text:p>3,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8" calcext:value-type="float">
            <text:p>9,68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.4" calcext:value-type="float">
            <text:p>30,4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.29" calcext:value-type="float">
            <text:p>18,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23" calcext:value-type="float">
            <text:p>22,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.4" calcext:value-type="float">
            <text:p>32,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55" calcext:value-type="float">
            <text:p>28,55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.04" calcext:value-type="float">
            <text:p>18,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54" calcext:value-type="float">
            <text:p>12,54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29" calcext:value-type="float">
            <text:p>10,29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.81" calcext:value-type="float">
            <text:p>34,81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94" calcext:value-type="float">
            <text:p>9,94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.56" calcext:value-type="float">
            <text:p>25,56</text:p>
          </table:table-cell>
          <table:table-cell office:value-type="float" office:value="4.34" calcext:value-type="float">
            <text:p>4,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.49" calcext:value-type="float">
            <text:p>19,49</text:p>
          </table:table-cell>
          <table:table-cell office:value-type="float" office:value="3.51" calcext:value-type="float">
            <text:p>3,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.01" calcext:value-type="float">
            <text:p>38,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.41" calcext:value-type="float">
            <text:p>26,41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24" calcext:value-type="float">
            <text:p>11,24</text:p>
          </table:table-cell>
          <table:table-cell office:value-type="float" office:value="1.76" calcext:value-type="float">
            <text:p>1,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.27" calcext:value-type="float">
            <text:p>48,27</text:p>
          </table:table-cell>
          <table:table-cell office:value-type="float" office:value="6.73" calcext:value-type="float">
            <text:p>6,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.29" calcext:value-type="float">
            <text:p>20,29</text:p>
          </table:table-cell>
          <table:table-cell office:value-type="float" office:value="3.21" calcext:value-type="float">
            <text:p>3,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81" calcext:value-type="float">
            <text:p>13,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02" calcext:value-type="float">
            <text:p>11,02</text:p>
          </table:table-cell>
          <table:table-cell office:value-type="float" office:value="1.98" calcext:value-type="float">
            <text:p>1,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29" calcext:value-type="float">
            <text:p>18,29</text:p>
          </table:table-cell>
          <table:table-cell office:value-type="float" office:value="3.76" calcext:value-type="float">
            <text:p>3,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.59" calcext:value-type="float">
            <text:p>17,59</text:p>
          </table:table-cell>
          <table:table-cell office:value-type="float" office:value="2.64" calcext:value-type="float">
            <text:p>2,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.08" calcext:value-type="float">
            <text:p>20,08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45" calcext:value-type="float">
            <text:p>16,45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7" calcext:value-type="float">
            <text:p>3,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3" calcext:value-type="float">
            <text:p>20,23</text:p>
          </table:table-cell>
          <table:table-cell office:value-type="float" office:value="2.01" calcext:value-type="float">
            <text:p>2,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01" calcext:value-type="float">
            <text:p>15,01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02" calcext:value-type="float">
            <text:p>12,02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07" calcext:value-type="float">
            <text:p>17,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.86" calcext:value-type="float">
            <text:p>26,86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.28" calcext:value-type="float">
            <text:p>25,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73" calcext:value-type="float">
            <text:p>14,73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51" calcext:value-type="float">
            <text:p>10,51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92" calcext:value-type="float">
            <text:p>17,92</text:p>
          </table:table-cell>
          <table:table-cell office:value-type="float" office:value="3.08" calcext:value-type="float">
            <text:p>3,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.2" calcext:value-type="float">
            <text:p>27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.76" calcext:value-type="float">
            <text:p>22,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29" calcext:value-type="float">
            <text:p>17,29</text:p>
          </table:table-cell>
          <table:table-cell office:value-type="float" office:value="2.71" calcext:value-type="float">
            <text:p>2,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44" calcext:value-type="float">
            <text:p>19,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66" calcext:value-type="float">
            <text:p>16,66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07" calcext:value-type="float">
            <text:p>10,07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68" calcext:value-type="float">
            <text:p>32,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98" calcext:value-type="float">
            <text:p>15,98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.83" calcext:value-type="float">
            <text:p>34,83</text:p>
          </table:table-cell>
          <table:table-cell office:value-type="float" office:value="5.17" calcext:value-type="float">
            <text:p>5,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.03" calcext:value-type="float">
            <text:p>13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28" calcext:value-type="float">
            <text:p>18,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71" calcext:value-type="float">
            <text:p>24,71</text:p>
          </table:table-cell>
          <table:table-cell office:value-type="float" office:value="5.85" calcext:value-type="float">
            <text:p>5,8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6" calcext:value-type="float">
            <text:p>21,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.97" calcext:value-type="float">
            <text:p>28,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49" calcext:value-type="float">
            <text:p>22,49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32" calcext:value-type="float">
            <text:p>16,32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75" calcext:value-type="float">
            <text:p>22,75</text:p>
          </table:table-cell>
          <table:table-cell office:value-type="float" office:value="3.25" calcext:value-type="float">
            <text:p>3,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.17" calcext:value-type="float">
            <text:p>40,17</text:p>
          </table:table-cell>
          <table:table-cell office:value-type="float" office:value="4.73" calcext:value-type="float">
            <text:p>4,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28" calcext:value-type="float">
            <text:p>27,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03" calcext:value-type="float">
            <text:p>12,03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01" calcext:value-type="float">
            <text:p>21,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46" calcext:value-type="float">
            <text:p>12,46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5" calcext:value-type="float">
            <text:p>11,35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38" calcext:value-type="float">
            <text:p>15,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.3" calcext:value-type="float">
            <text:p>44,3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.42" calcext:value-type="float">
            <text:p>22,42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92" calcext:value-type="float">
            <text:p>20,92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36" calcext:value-type="float">
            <text:p>15,36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49" calcext:value-type="float">
            <text:p>20,49</text:p>
          </table:table-cell>
          <table:table-cell office:value-type="float" office:value="4.06" calcext:value-type="float">
            <text:p>4,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.21" calcext:value-type="float">
            <text:p>25,21</text:p>
          </table:table-cell>
          <table:table-cell office:value-type="float" office:value="4.29" calcext:value-type="float">
            <text:p>4,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24" calcext:value-type="float">
            <text:p>18,24</text:p>
          </table:table-cell>
          <table:table-cell office:value-type="float" office:value="3.76" calcext:value-type="float">
            <text:p>3,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31" calcext:value-type="float">
            <text:p>14,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07" calcext:value-type="float">
            <text:p>38,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.95" calcext:value-type="float">
            <text:p>23,95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.71" calcext:value-type="float">
            <text:p>25,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.31" calcext:value-type="float">
            <text:p>17,3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.93" calcext:value-type="float">
            <text:p>29,93</text:p>
          </table:table-cell>
          <table:table-cell office:value-type="float" office:value="5.07" calcext:value-type="float">
            <text:p>5,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.65" calcext:value-type="float">
            <text:p>10,6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43" calcext:value-type="float">
            <text:p>12,43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08" calcext:value-type="float">
            <text:p>24,08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.69" calcext:value-type="float">
            <text:p>11,69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42" calcext:value-type="float">
            <text:p>13,42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26" calcext:value-type="float">
            <text:p>14,26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95" calcext:value-type="float">
            <text:p>15,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48" calcext:value-type="float">
            <text:p>12,48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.8" calcext:value-type="float">
            <text:p>29,8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52" calcext:value-type="float">
            <text:p>8,52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52" calcext:value-type="float">
            <text:p>14,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8" calcext:value-type="float">
            <text:p>11,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82" calcext:value-type="float">
            <text:p>22,82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.08" calcext:value-type="float">
            <text:p>19,08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27" calcext:value-type="float">
            <text:p>20,27</text:p>
          </table:table-cell>
          <table:table-cell office:value-type="float" office:value="2.83" calcext:value-type="float">
            <text:p>2,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17" calcext:value-type="float">
            <text:p>11,1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26" calcext:value-type="float">
            <text:p>12,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26" calcext:value-type="float">
            <text:p>18,26</text:p>
          </table:table-cell>
          <table:table-cell office:value-type="float" office:value="3.25" calcext:value-type="float">
            <text:p>3,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51" calcext:value-type="float">
            <text:p>8,51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3" calcext:value-type="float">
            <text:p>10,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15" calcext:value-type="float">
            <text:p>14,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2.75" calcext:value-type="float">
            <text:p>2,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47" calcext:value-type="float">
            <text:p>17,47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.3" calcext:value-type="float">
            <text:p>34,3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.19" calcext:value-type="float">
            <text:p>41,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.05" calcext:value-type="float">
            <text:p>27,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.43" calcext:value-type="float">
            <text:p>16,43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35" calcext:value-type="float">
            <text:p>8,3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64" calcext:value-type="float">
            <text:p>18,64</text:p>
          </table:table-cell>
          <table:table-cell office:value-type="float" office:value="1.36" calcext:value-type="float">
            <text:p>1,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87" calcext:value-type="float">
            <text:p>11,87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78" calcext:value-type="float">
            <text:p>9,78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1" calcext:value-type="float">
            <text:p>7,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07" calcext:value-type="float">
            <text:p>14,07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13" calcext:value-type="float">
            <text:p>13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26" calcext:value-type="float">
            <text:p>17,26</text:p>
          </table:table-cell>
          <table:table-cell office:value-type="float" office:value="2.74" calcext:value-type="float">
            <text:p>2,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.55" calcext:value-type="float">
            <text:p>24,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.77" calcext:value-type="float">
            <text:p>19,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85" calcext:value-type="float">
            <text:p>29,85</text:p>
          </table:table-cell>
          <table:table-cell office:value-type="float" office:value="5.14" calcext:value-type="float">
            <text:p>5,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.17" calcext:value-type="float">
            <text:p>48,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75" calcext:value-type="float">
            <text:p>3,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.39" calcext:value-type="float">
            <text:p>13,39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49" calcext:value-type="float">
            <text:p>16,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.66" calcext:value-type="float">
            <text:p>12,66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21" calcext:value-type="float">
            <text:p>16,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.81" calcext:value-type="float">
            <text:p>13,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51" calcext:value-type="float">
            <text:p>17,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52" calcext:value-type="float">
            <text:p>24,52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.76" calcext:value-type="float">
            <text:p>20,76</text:p>
          </table:table-cell>
          <table:table-cell office:value-type="float" office:value="2.24" calcext:value-type="float">
            <text:p>2,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.71" calcext:value-type="float">
            <text:p>31,71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.59" calcext:value-type="float">
            <text:p>10,59</text:p>
          </table:table-cell>
          <table:table-cell office:value-type="float" office:value="1.61" calcext:value-type="float">
            <text:p>1,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63" calcext:value-type="float">
            <text:p>10,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.81" calcext:value-type="float">
            <text:p>50,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.81" calcext:value-type="float">
            <text:p>15,81</text:p>
          </table:table-cell>
          <table:table-cell office:value-type="float" office:value="3.16" calcext:value-type="float">
            <text:p>3,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5.15" calcext:value-type="float">
            <text:p>5,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.85" calcext:value-type="float">
            <text:p>31,85</text:p>
          </table:table-cell>
          <table:table-cell office:value-type="float" office:value="3.18" calcext:value-type="float">
            <text:p>3,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82" calcext:value-type="float">
            <text:p>16,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.9" calcext:value-type="float">
            <text:p>32,9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89" calcext:value-type="float">
            <text:p>17,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48" calcext:value-type="float">
            <text:p>14,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.63" calcext:value-type="float">
            <text:p>34,63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.65" calcext:value-type="float">
            <text:p>34,65</text:p>
          </table:table-cell>
          <table:table-cell office:value-type="float" office:value="3.68" calcext:value-type="float">
            <text:p>3,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.33" calcext:value-type="float">
            <text:p>23,33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.35" calcext:value-type="float">
            <text:p>45,3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.17" calcext:value-type="float">
            <text:p>23,17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.55" calcext:value-type="float">
            <text:p>40,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69" calcext:value-type="float">
            <text:p>20,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.46" calcext:value-type="float">
            <text:p>30,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.15" calcext:value-type="float">
            <text:p>18,1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.69" calcext:value-type="float">
            <text:p>15,69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81" calcext:value-type="float">
            <text:p>19,81</text:p>
          </table:table-cell>
          <table:table-cell office:value-type="float" office:value="4.19" calcext:value-type="float">
            <text:p>4,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.44" calcext:value-type="float">
            <text:p>28,44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48" calcext:value-type="float">
            <text:p>15,48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58" calcext:value-type="float">
            <text:p>16,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6" calcext:value-type="float">
            <text:p>7,56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4" calcext:value-type="float">
            <text:p>10,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.11" calcext:value-type="float">
            <text:p>43,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51" calcext:value-type="float">
            <text:p>13,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71" calcext:value-type="float">
            <text:p>18,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74" calcext:value-type="float">
            <text:p>12,74</text:p>
          </table:table-cell>
          <table:table-cell office:value-type="float" office:value="2.01" calcext:value-type="float">
            <text:p>2,0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53" calcext:value-type="float">
            <text:p>20,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.47" calcext:value-type="float">
            <text:p>16,47</text:p>
          </table:table-cell>
          <table:table-cell office:value-type="float" office:value="3.23" calcext:value-type="float">
            <text:p>3,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.59" calcext:value-type="float">
            <text:p>26,59</text:p>
          </table:table-cell>
          <table:table-cell office:value-type="float" office:value="3.41" calcext:value-type="float">
            <text:p>3,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.73" calcext:value-type="float">
            <text:p>38,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.27" calcext:value-type="float">
            <text:p>24,27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76" calcext:value-type="float">
            <text:p>12,76</text:p>
          </table:table-cell>
          <table:table-cell office:value-type="float" office:value="2.23" calcext:value-type="float">
            <text:p>2,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.06" calcext:value-type="float">
            <text:p>3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.89" calcext:value-type="float">
            <text:p>25,89</text:p>
          </table:table-cell>
          <table:table-cell office:value-type="float" office:value="5.16" calcext:value-type="float">
            <text:p>5,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.33" calcext:value-type="float">
            <text:p>48,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.27" calcext:value-type="float">
            <text:p>13,27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.17" calcext:value-type="float">
            <text:p>28,17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.15" calcext:value-type="float">
            <text:p>28,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59" calcext:value-type="float">
            <text:p>11,59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74" calcext:value-type="float">
            <text:p>7,74</text:p>
          </table:table-cell>
          <table:table-cell office:value-type="float" office:value="1.44" calcext:value-type="float">
            <text:p>1,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.14" calcext:value-type="float">
            <text:p>30,14</text:p>
          </table:table-cell>
          <table:table-cell office:value-type="float" office:value="3.09" calcext:value-type="float">
            <text:p>3,0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.16" calcext:value-type="float">
            <text:p>12,16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42" calcext:value-type="float">
            <text:p>13,42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58" calcext:value-type="float">
            <text:p>8,58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Lun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8" calcext:value-type="float">
            <text:p>15,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Lun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.42" calcext:value-type="float">
            <text:p>13,42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27" calcext:value-type="float">
            <text:p>16,27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09" calcext:value-type="float">
            <text:p>10,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45" calcext:value-type="float">
            <text:p>20,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.28" calcext:value-type="float">
            <text:p>13,28</text:p>
          </table:table-cell>
          <table:table-cell office:value-type="float" office:value="2.72" calcext:value-type="float">
            <text:p>2,7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12" calcext:value-type="float">
            <text:p>22,12</text:p>
          </table:table-cell>
          <table:table-cell office:value-type="float" office:value="2.88" calcext:value-type="float">
            <text:p>2,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01" calcext:value-type="float">
            <text:p>24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.69" calcext:value-type="float">
            <text:p>15,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61" calcext:value-type="float">
            <text:p>11,61</text:p>
          </table:table-cell>
          <table:table-cell office:value-type="float" office:value="3.39" calcext:value-type="float">
            <text:p>3,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77" calcext:value-type="float">
            <text:p>10,77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53" calcext:value-type="float">
            <text:p>15,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07" calcext:value-type="float">
            <text:p>10,07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.83" calcext:value-type="float">
            <text:p>32,83</text:p>
          </table:table-cell>
          <table:table-cell office:value-type="float" office:value="1.17" calcext:value-type="float">
            <text:p>1,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.83" calcext:value-type="float">
            <text:p>35,83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.03" calcext:value-type="float">
            <text:p>29,03</text:p>
          </table:table-cell>
          <table:table-cell office:value-type="float" office:value="5.92" calcext:value-type="float">
            <text:p>5,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.18" calcext:value-type="float">
            <text:p>27,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67" calcext:value-type="float">
            <text:p>22,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82" calcext:value-type="float">
            <text:p>17,82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78" calcext:value-type="float">
            <text:p>18,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7T10:54:11.003916142</dc:date>
    <meta:editing-duration>PT4M19S</meta:editing-duration>
    <meta:editing-cycles>1</meta:editing-cycles>
    <meta:document-statistic meta:table-count="1" meta:cell-count="1715" meta:object-count="0"/>
    <meta:generator>LibreOffice/7.5.1.2$MacOSX_X86_64 LibreOffice_project/fcbaee479e84c6cd81291587d2ee68cba099e129</meta:generator>
  </office:meta>
</office:document-meta>
</file>